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acheFileset.setUseOrigin( boolean useOrig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CacheFileset.get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acheFileset.getParents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CacheFileset.getPath( File base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CacheFileset.set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acheFileset.getBaseDir( File base , 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CacheFileset.do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